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4614d"/>
    </style:style>
    <style:style style:name="T1" style:family="text">
      <style:text-properties officeooo:rsid="0004614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losa 6:</text:p>
      <text:p text:style-name="Standard">-------------------------------------------------------------</text:p>
      <text:p text:style-name="Standard">1)PENSAR FACULTAD QUÉ ARTES Ó TUILSU</text:p>
      <text:p text:style-name="Standard">_____-----------------------------int</text:p>
      <text:p text:style-name="Standard">SUPERIOR PROFESOR CUÁL</text:p>
      <text:p text:style-name="Standard">2)TUILSU TRABAJAR Pro2-CONTAR-Pro1</text:p>
      <text:p text:style-name="Standard">1)BIEN BIEN</text:p>
      <text:p text:style-name="Standard">TUILSU ANTES PRO1 CONTAR-EN-LENGUA-DE-SEÑAS</text:p>
      <text:p text:style-name="Standard">PRO1 MI-PERSONA* PROFESOR AYUDANTE ESTAR-JUNTO-A-SUPERIOR POR-EJEMPLO POR-EJEMPLO IGUAL POR-EJEMPLO IGUAL ESTAR PROFESOR L-S ESTAR-JUNTO-A-SUPERIOR PERSONAS-SENTADAS ALREDEDOR Pro1-EXPLICAR Pro1-EXPLIACAR Pro3pl-MIRAR-Pro1 QUE TODOS Pro3pl-MIRAR-ProMI-PERSONA NATURAL LS FORMAL L-S-FLUIDA </text:p>
      <text:p text:style-name="Standard">2)HABER MUJER LINDA</text:p>
      <text:p text:style-name="Standard">1)___int</text:p>
      <text:p text:style-name="Standard"><text:s text:c="2"/>QUÉ <text:s text:c="2"/>PRO1 FORMAL TRABAJO</text:p>
      <text:p text:style-name="Standard">2)JODA ESTUDIANTE LINDA JODA</text:p>
      <text:p text:style-name="Standard">1)Pro3-FILMAR-Pro1pl</text:p>
      <text:p text:style-name="Standard">2)CHISTE JODA</text:p>
      <text:p text:style-name="Standard">3)LÁSTIMA</text:p>
      <text:p text:style-name="Standard">1)DESPUÉS</text:p>
      <text:p text:style-name="Standard">3)PRO3 PRO1 CONTAR COSAS GUSTAR PRO2</text:p>
      <text:p text:style-name="Standard">Pro3-FILMAR-Pro1pl APROVECHAR DECIR-EN-SEÑAS</text:p>
      <text:p text:style-name="Standard">1)PRIVADO PARAR VIDA PRIVADA NO NO CONVERSAR TA FIESTA</text:p>
      <text:p text:style-name="Standard">2)JODA</text:p>
      <text:p text:style-name="Standard">1)DESPUÉS PENSAR SITUACIÓN-COMPLICADA</text:p>
      <text:p text:style-name="Standard">3)BUSCAR PENSAR DECIR FILMACIÓN</text:p>
      <text:p text:style-name="Standard">2)OJO</text:p>
      <text:p text:style-name="Standard">3)DECIR PENSAR COSAS</text:p>
      <text:p text:style-name="Standard">1)FILMAR-Pro1 DECIR L-S PENSAMIENTO APAGAR MANO-DERECHA MANO-IZQUIERDA APAGAR</text:p>
      <text:p text:style-name="Standard">3)SI SI SI PRO2 NO-IMPORTAR PRO2 SENTIR VER-ALREDEDOR ALGUNO VIEJO VER NADA FILMACIÓN NADA PENSAR YOUTUBE LISTA-DE-REPRODCCIÓN REPRODUCIR REPRODUCIR REPRODUCIR* MIRAR-FIJAMENTE-pl</text:p>
      <text:p text:style-name="Standard">1)_________int</text:p>
      <text:p text:style-name="Standard"><text:s text:c="3"/>QUÉ QUÉ <text:s text:c="4"/>DET PASANDO-UNO-TRÁS-OTRO QUÉ DET</text:p>
      <text:p text:style-name="Standard">3)PORQUE CONOCER YOUTUBE DET DENTRO/SUBIR PRO2POS JÓVEN</text:p>
      <text:p text:style-name="Standard">VOCATIVO</text:p>
      <text:p text:style-name="Standard">1)Pro3-DECIR-Pro1 SP IR DAR COMISIÓN-JÓVEN1 JÓVEN2 DET SP DAR </text:p>
      <text:p text:style-name="Standard"/>
      <text:p text:style-name="Standard">*buscar mejor equivalenc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Traducción:</text:p>
      <text:p text:style-name="Standard"/>
      <text:list xml:id="list698955492" text:style-name="L1">
        <text:list-item>
          <text:p text:style-name="P2">Vos pensás ir a facultad de bellas artes o TUILSU o profesorado? Cuál?</text:p>
        </text:list-item>
        <text:list-item>
          <text:p text:style-name="P2">Vos trabajás en la TUILSU me dijiste</text:p>
          <text:p text:style-name="P1">1) sí, sí. Te conté antes que yo en la TUILSU soy docente ayudante. Trabajo junto a profesor jerarquicamente superior. Por ejemplo, en situa<text:span text:style-name="T1">c</text:span>ión de aula el profesor grado superior explica y da la clase y yo apoyo viendo que la lengua de señas sea natural y fluida.</text:p>
          <text:p text:style-name="P1">2) Hay a<text:span text:style-name="T1">l</text:span>guna mujer linda?</text:p>
          <text:p text:style-name="P1">1) Qué? Yo en el trabajo soy formal</text:p>
          <text:p text:style-name="P1">2) Es joda lo de la estudiante linda. Es joda</text:p>
          <text:p text:style-name="P1">1) Nos están filmando</text:p>
          <text:p text:style-name="P1">2) Era chista. Joda.</text:p>
        </text:list-item>
        <text:list-item>
          <text:p text:style-name="P1">Lástima</text:p>
          <text:p text:style-name="P1">1) después </text:p>
          <text:p text:style-name="P1">3) Yo voy a contar cosas que me gustan. </text:p>
          <text:p text:style-name="P1">él/ella nos está filmando aprovechando que estamos hablando en lengua de señas </text:p>
          <text:p text:style-name="P1">1) Pará. Cosas privadas no voy a contestar. Cosas sobre la fiesta sí.</text:p>
          <text:p text:style-name="P1">2) joda</text:p>
          <text:p text:style-name="P1">1) después también hay que pensar que es una siuación complicada</text:p>
          <text:p text:style-name="P1">3) hay que pensar las cosas que vamos a decir</text:p>
          <text:p text:style-name="P1">1) Cuando me están filmando antes de lo que voy a decir en lengua de señas pienso y levanto la mano para apagar cámara.</text:p>
          <text:p text:style-name="P1">3) Sí, sí, sí, a vos no te importa que te miren alrededor. Algún viejo ve que están filmando y nada piensa que es para youtube como lista de reproducción tr<text:span text:style-name="T1">a</text:span>s lista de reproducción y nos miran fijamente. </text:p>
          <text:p text:style-name="P1">1) Qué? Pasar qué cosa una tras otra?</text:p>
          <text:p text:style-name="P1">3) Porque conocen que la comisión de jóvenes sube videos a youtube </text:p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UY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22T03:42:07.550323500</meta:creation-date>
    <dc:date>2023-03-31T14:56:10.629386693</dc:date>
    <meta:editing-duration>PT2H15S</meta:editing-duration>
    <meta:editing-cycles>24</meta:editing-cycles>
    <meta:generator>LibreOffice/7.3.7.2$Linux_X86_64 LibreOffice_project/30$Build-2</meta:generator>
    <dc:creator>Luis</dc:creator>
    <meta:document-statistic meta:table-count="0" meta:image-count="0" meta:object-count="0" meta:page-count="2" meta:paragraph-count="54" meta:word-count="397" meta:character-count="2659" meta:non-whitespace-character-count="2302"/>
  </office:meta>
</office:document-meta>
</file>